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8.07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draw:fit-to-size="false" style:shrink-to-fit="false" fo:min-height="10.001cm"/>
      <style:paragraph-properties style:writing-mode="lr-tb"/>
    </style:style>
    <style:style style:name="P1" style:family="paragraph">
      <style:paragraph-properties fo:margin-top="0cm" fo:margin-bottom="0cm" fo:line-height="100%" style:writing-mode="lr-tb"/>
      <style:text-properties fo:font-size="53pt" style:font-size-asian="53pt" style:font-size-complex="53pt"/>
    </style:style>
    <style:style style:name="P2" style:family="paragraph">
      <style:paragraph-properties fo:margin-top="0cm" fo:margin-bottom="1.372cm" style:writing-mode="lr-tb"/>
      <style:text-properties fo:font-size="53pt" style:font-size-asian="53pt" style:font-size-complex="5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381cm" fo:margin-bottom="0.762cm" style:writing-mode="lr-tb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2pt" style:font-size-complex="12pt"/>
    </style:style>
    <style:style style:name="P9" style:family="paragraph">
      <style:text-properties fo:font-size="28pt"/>
    </style:style>
    <style:style style:name="P10" style:family="paragraph">
      <style:text-properties fo:font-size="21pt"/>
    </style:style>
    <style:style style:name="P11" style:family="paragraph">
      <style:text-properties fo:font-size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3pt" style:font-size-asian="53pt" style:font-size-complex="53pt"/>
    </style:style>
    <style:style style:name="T3" style:family="text">
      <style:text-properties fo:font-size="23pt" style:font-size-asian="23pt" style:font-size-complex="23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fixed">08/12/2023</presentation:date-time-decl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8.073cm" svg:x="1.67cm" svg:y="2.54cm" presentation:class="title" presentation:user-transformed="true">
          <draw:text-box>
            <text:p text:style-name="P1"><text:span text:style-name="T1">Docker with Java on Linux</text:span><text:span text:style-name="T1"><text:line-break/></text:span><text:span text:style-name="T1">at RVALUG</text:span><text:span text:style-name="T2"><text:line-break/></text:span><text:span text:style-name="T3">by Yuri Jacuk</text:span><text:span text:style-name="T3"><text:line-break/></text:span><text:span text:style-name="T3">https://github.com/pizzacodr/javadocker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Table of Contents</text:p>
          </draw:text-box>
        </draw:frame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4">This presentation is divided in 4 parts</text:span></text:p>
              </text:list-header>
            </text:list>
            <text:list text:style-name="L3">
              <text:list-item>
                <text:p text:style-name="P6"><text:span text:style-name="T5">Containerization Benefits</text:span></text:p>
              </text:list-item>
            </text:list>
            <text:list text:style-name="L4">
              <text:list-item>
                <text:p text:style-name="P4"><text:span text:style-name="T5">Maven Build Tool - Convention over Configuration</text:span></text:p>
              </text:list-item>
              <text:list-item>
                <text:p text:style-name="P4"><text:span text:style-name="T5">Docker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5">Build Stage (Docker Image)</text:span></text:p>
                  </text:list-item>
                  <text:list-item>
                    <text:p text:style-name="P4"><text:span text:style-name="T5">Ship Stage (Docker Registry)</text:span></text:p>
                  </text:list-item>
                  <text:list-item>
                    <text:p text:style-name="P4"><text:span text:style-name="T5">Run Stage (Docker Container)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5">Code Walkthroug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01cm" presentation:class="title" presentation:user-transformed="true">
          <draw:text-box>
            <text:p>Containerization Benefits</text:p>
          </draw:text-box>
        </draw:frame>
        <draw:frame presentation:style-name="pr7" draw:layer="layout" svg:width="26cm" svg:height="10cm" svg:x="1cm" svg:y="3.175cm" presentation:class="outline" presentation:user-transformed="true">
          <draw:text-box>
            <text:list text:style-name="L2">
              <text:list-item>
                <text:p>Scalability</text:p>
              </text:list-item>
              <text:list-item>
                <text:p>Flexible resource sharing</text:p>
              </text:list-item>
              <text:list-item>
                <text:p>Running your service on hardware that is much cheaper than standard servers</text:p>
              </text:list-item>
              <text:list-item>
                <text:p>Fast deployment</text:p>
              </text:list-item>
              <text:list-item>
                <text:p>Ease of moving and maintaining your applications</text:p>
              </text:list-item>
              <text:list-item>
                <text:p>Better secu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01cm" presentation:class="title" presentation:user-transformed="true">
          <draw:text-box>
            <text:p>Maven Build Tool - Convention over Configuration</text:p>
          </draw:text-box>
        </draw:frame>
        <draw:frame presentation:style-name="pr9" draw:text-style-name="P8" draw:layer="layout" svg:width="26cm" svg:height="10.795cm" svg:x="1cm" svg:y="2.54cm" presentation:class="outline" presentation:user-transformed="true">
          <draw:text-box>
            <text:list text:style-name="L2">
              <text:list-item>
                <text:p text:style-name="P8">Manages Dependencies</text:p>
              </text:list-item>
              <text:list-item>
                <text:p text:style-name="P8">Run Tests</text:p>
              </text:list-item>
              <text:list-item>
                <text:p text:style-name="P8">Compiles the Code</text:p>
              </text:list-item>
              <text:list-item>
                <text:p text:style-name="P8">Generates the archive</text:p>
              </text:list-item>
              <text:list-item>
                <text:p text:style-name="P8">Generates Reports</text:p>
              </text:list-item>
              <text:list-item>
                <text:p text:style-name="P8">Manages Deployment</text:p>
              </text:list-item>
              <text:list-item>
                <text:p text:style-name="P8">Provides an easy way to setup a standard project</text:p>
              </text:list-item>
              <text:list-item>
                <text:p text:style-name="P8">Limited extension through plug-ins</text:p>
              </text:list-item>
              <text:list-item>
                <text:p text:style-name="P8">Uses one XML file for the settings (pom.xml)</text:p>
              </text:list-item>
              <text:list-item>
                <text:p text:style-name="P8">Provides an easy way to reproduce bui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01cm" presentation:class="title" presentation:user-transformed="true">
          <draw:text-box>
            <text:p>Docker – Build Stage</text:p>
          </draw:text-box>
        </draw:frame>
        <draw:frame presentation:style-name="pr7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Create a Docker Image</text:p>
              </text:list-item>
              <text:list-item>
                <text:p text:style-name="P9">A universal app package</text:p>
              </text:list-item>
              <text:list-item>
                <text:p text:style-name="P9">Create image with the Docker Build command on a Dockerfile</text:p>
              </text:list-item>
              <text:list-item>
                <text:p text:style-name="P9">Each stanzas creates a new layer</text:p>
              </text:list-item>
              <text:list-item>
                <text:p text:style-name="P9">Images are immutable</text:p>
              </text:list-item>
              <text:list-item>
                <text:p text:style-name="P9">Differs from VMs in kernel sha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ocker – Ship Stage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Docker Registry</text:p>
              </text:list-item>
              <text:list-item>
                <text:p text:style-name="P10">Used for distribution</text:p>
              </text:list-item>
              <text:list-item>
                <text:p text:style-name="P10">Become a standard in the Industry, as set by the Open Container Initiative.</text:p>
              </text:list-item>
              <text:list-item>
                <text:p text:style-name="P10">The image has an unique SHA hash that is used for identification</text:p>
              </text:list-item>
              <text:list-item>
                <text:p text:style-name="P10">You place the image in the registry with the Docker Push command</text:p>
              </text:list-item>
              <text:list-item>
                <text:p text:style-name="P10">You get the image out of the registry with the Docker Pull Command</text:p>
                <text:list>
                  <text:list-item>
                    <text:p text:style-name="P10">Also by using the FROM stanza on the Dockerfile</text:p>
                  </text:list-item>
                </text:list>
              </text:list-item>
              <text:list-item>
                <text:p text:style-name="P10">The same image can run on any system regardless of the Host's 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ocker – Run Stage</text:p>
          </draw:text-box>
        </draw:frame>
        <draw:frame presentation:style-name="pr7" draw:text-style-name="P11" draw:layer="layout" svg:width="26cm" svg:height="10.795cm" svg:x="1cm" svg:y="2.54cm" presentation:class="outline" presentation:user-transformed="true">
          <draw:text-box>
            <text:list text:style-name="L2">
              <text:list-item>
                <text:p text:style-name="P11">Docker Container</text:p>
              </text:list-item>
              <text:list-item>
                <text:p text:style-name="P11">Runs on top of a Container Engine</text:p>
              </text:list-item>
              <text:list-item>
                <text:p text:style-name="P11">The Image is run with the Docker Run Command</text:p>
              </text:list-item>
              <text:list-item>
                <text:p text:style-name="P11">Each container is run on it's own namespace</text:p>
              </text:list-item>
              <text:list-item>
                <text:p text:style-name="P11">Data inside of a container will not persist once the container no longer exists</text:p>
              </text:list-item>
              <text:list-item>
                <text:p text:style-name="P11">To persist data use:</text:p>
                <text:list>
                  <text:list-item>
                    <text:p text:style-name="P11">Volumes</text:p>
                  </text:list-item>
                  <text:list-item>
                    <text:p text:style-name="P11">Databases</text:p>
                  </text:list-item>
                  <text:list-item>
                    <text:p text:style-name="P11">Message Queues</text:p>
                  </text:list-item>
                </text:list>
              </text:list-item>
              <text:list-item>
                <text:p text:style-name="P11">The container gets it's own virtual IP address managed by the Engine</text:p>
              </text:list-item>
              <text:list-item>
                <text:p text:style-name="P11">The container is it's own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0T09:48:41.181729116</meta:creation-date>
    <meta:editing-duration>PT5H44M53S</meta:editing-duration>
    <meta:editing-cycles>6</meta:editing-cycles>
    <meta:generator>LibreOffice/7.3.7.2$Linux_X86_64 LibreOffice_project/30$Build-2</meta:generator>
    <dc:title>Blue Curve</dc:title>
    <dc:date>2023-08-10T18:41:30.543824637</dc:date>
    <meta:document-statistic meta:object-count="74"/>
  </office:meta>
</office:document-meta>
</file>